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TestPassed">
      <style:text-properties fo:font-size="14pt" style:font-size-asian="14pt" style:font-size-complex="14pt"/>
      <style:map style:condition="cell-content()=[$Check.$D$2]" style:apply-style-name="TestFailed" style:base-cell-address="Check.B5"/>
    </style:style>
    <style:style style:name="ta_extref" style:family="table">
      <style:table-properties table:display="false"/>
    </style:style>
  </office:automatic-styles>
  <office:body>
    <office:spreadsheet>
      <table:table table:name="Formlua" table:style-name="ta1" table:print="false">
        <table:table-column table:style-name="co1" table:number-columns-repeated="5" table:default-cell-style-name="Default"/>
        <table:table-column table:style-name="co1" table:number-columns-repeated="2" table:default-cell-style-name="ce5"/>
        <table:table-row table:style-name="ro1">
          <table:table-cell table:style-name="ce2" office:value-type="string">
            <text:p>OFFSET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3" office:value-type="string" table:number-columns-spanned="2" table:number-rows-spanned="1">
            <text:p>Formula</text:p>
          </table:table-cell>
          <table:covered-table-cell/>
          <table:table-cell table:style-name="ce3" office:value-type="string" table:number-columns-spanned="2" table:number-rows-spanned="1">
            <text:p>Expected</text:p>
          </table:table-cell>
          <table:covered-table-cell/>
          <table:table-cell table:style-name="ce4" office:value-type="string" table:number-columns-spanned="2" table:number-rows-spanned="1">
            <text:p>Check</text:p>
          </table:table-cell>
          <table:covered-table-cell table:style-name="Default"/>
        </table:table-row>
        <table:table-row table:style-name="ro1">
          <table:table-cell office:value-type="float" office:value="0">
            <text:p>0</text:p>
          </table:table-cell>
          <table:table-cell table:formula="of:=OFFSET(['file:///home/kyoshida/libo/contrib/test-files/calc/external-ref/extdata.ods'#$Data.A$1]; [.$A3]; 0)" office:value-type="string" office:string-value="Name">
            <text:p>Name</text:p>
          </table:table-cell>
          <table:table-cell table:formula="of:=OFFSET(['file:///home/kyoshida/libo/contrib/test-files/calc/external-ref/extdata.ods'#$Data.B$1]; [.$A3]; 0)" office:value-type="string" office:string-value="Value">
            <text:p>Value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table:style-name="Default" table:formula="of:=[.B3]=[.D3]" office:value-type="boolean" office:boolean-value="true">
            <text:p>TRUE</text:p>
          </table:table-cell>
          <table:table-cell table:style-name="Default" table:formula="of:=[.C3]=[.E3]" office:value-type="boolean" office:boolean-value="true">
            <text:p>TRU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OFFSET(['file:///home/kyoshida/libo/contrib/test-files/calc/external-ref/extdata.ods'#$Data.A$1]; [.$A4]; 0)" office:value-type="string" office:string-value="A">
            <text:p>A</text:p>
          </table:table-cell>
          <table:table-cell table:formula="of:=OFFSET(['file:///home/kyoshida/libo/contrib/test-files/calc/external-ref/extdata.ods'#$Data.B$1]; [.$A4]; 0)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[.B4]=[.D4]" office:value-type="boolean" office:boolean-value="true">
            <text:p>TRUE</text:p>
          </table:table-cell>
          <table:table-cell table:formula="of:=[.C4]=[.E4]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OFFSET(['file:///home/kyoshida/libo/contrib/test-files/calc/external-ref/extdata.ods'#$Data.A$1]; [.$A5]; 0)" office:value-type="string" office:string-value="B">
            <text:p>B</text:p>
          </table:table-cell>
          <table:table-cell table:formula="of:=OFFSET(['file:///home/kyoshida/libo/contrib/test-files/calc/external-ref/extdata.ods'#$Data.B$1]; [.$A5]; 0)"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[.B5]=[.D5]" office:value-type="boolean" office:boolean-value="true">
            <text:p>TRUE</text:p>
          </table:table-cell>
          <table:table-cell table:formula="of:=[.C5]=[.E5]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OFFSET(['file:///home/kyoshida/libo/contrib/test-files/calc/external-ref/extdata.ods'#$Data.A$1]; [.$A6]; 0)" office:value-type="string" office:string-value="C">
            <text:p>C</text:p>
          </table:table-cell>
          <table:table-cell table:formula="of:=OFFSET(['file:///home/kyoshida/libo/contrib/test-files/calc/external-ref/extdata.ods'#$Data.B$1]; [.$A6]; 0)"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[.B6]=[.D6]" office:value-type="boolean" office:boolean-value="true">
            <text:p>TRUE</text:p>
          </table:table-cell>
          <table:table-cell table:formula="of:=[.C6]=[.E6]" office:value-type="boolean" office:boolean-value="true">
            <text:p>TRUE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2" office:value-type="string">
            <text:p>INDEX</text:p>
          </table:table-cell>
          <table:table-cell table:style-name="ce3" office:value-type="string" table:number-columns-spanned="2" table:number-rows-spanned="1">
            <text:p>Formula</text:p>
          </table:table-cell>
          <table:covered-table-cell/>
          <table:table-cell table:style-name="ce3" office:value-type="string" table:number-columns-spanned="2" table:number-rows-spanned="1">
            <text:p>Expected</text:p>
          </table:table-cell>
          <table:covered-table-cell/>
          <table:table-cell table:style-name="ce4" office:value-type="string" table:number-columns-spanned="2" table:number-rows-spanned="1">
            <text:p>Check</text:p>
          </table:table-cell>
          <table:covered-table-cell table:style-name="Default"/>
        </table:table-row>
        <table:table-row table:style-name="ro1">
          <table:table-cell/>
          <table:table-cell table:formula="of:=INDEX(['file:///home/kyoshida/libo/contrib/test-files/calc/external-ref/extdata.ods'#$Data.$A$1:.$B$4];1;1)" office:value-type="string" office:string-value="Name">
            <text:p>Name</text:p>
          </table:table-cell>
          <table:table-cell table:formula="of:=INDEX(['file:///home/kyoshida/libo/contrib/test-files/calc/external-ref/extdata.ods'#$Data.$A$1:.$B$4];1;2)" office:value-type="string" office:string-value="Value">
            <text:p>Value</text:p>
          </table:table-cell>
          <table:table-cell office:value-type="string">
            <text:p>Name</text:p>
          </table:table-cell>
          <table:table-cell office:value-type="string">
            <text:p>Value</text:p>
          </table:table-cell>
          <table:table-cell table:style-name="Default" table:formula="of:=[.B9]=[.D9]" office:value-type="boolean" office:boolean-value="true">
            <text:p>TRUE</text:p>
          </table:table-cell>
          <table:table-cell table:style-name="Default" table:formula="of:=[.C9]=[.E9]" office:value-type="boolean" office:boolean-value="true">
            <text:p>TRUE</text:p>
          </table:table-cell>
        </table:table-row>
        <table:table-row table:style-name="ro1">
          <table:table-cell/>
          <table:table-cell table:formula="of:=INDEX(['file:///home/kyoshida/libo/contrib/test-files/calc/external-ref/extdata.ods'#$Data.$A$1:.$B$4];2;1)" office:value-type="string" office:string-value="A">
            <text:p>A</text:p>
          </table:table-cell>
          <table:table-cell table:formula="of:=INDEX(['file:///home/kyoshida/libo/contrib/test-files/calc/external-ref/extdata.ods'#$Data.$A$1:.$B$4];2;2)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[.B10]=[.D10]" office:value-type="boolean" office:boolean-value="true">
            <text:p>TRUE</text:p>
          </table:table-cell>
          <table:table-cell table:formula="of:=[.C10]=[.E10]" office:value-type="boolean" office:boolean-value="true">
            <text:p>TRUE</text:p>
          </table:table-cell>
        </table:table-row>
        <table:table-row table:style-name="ro1">
          <table:table-cell/>
          <table:table-cell table:formula="of:=INDEX(['file:///home/kyoshida/libo/contrib/test-files/calc/external-ref/extdata.ods'#$Data.$A$1:.$B$4];3;1)" office:value-type="string" office:string-value="B">
            <text:p>B</text:p>
          </table:table-cell>
          <table:table-cell table:formula="of:=INDEX(['file:///home/kyoshida/libo/contrib/test-files/calc/external-ref/extdata.ods'#$Data.$A$1:.$B$4];3;2)"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table:formula="of:=[.B11]=[.D11]" office:value-type="boolean" office:boolean-value="true">
            <text:p>TRUE</text:p>
          </table:table-cell>
          <table:table-cell table:formula="of:=[.C11]=[.E11]" office:value-type="boolean" office:boolean-value="true">
            <text:p>TRUE</text:p>
          </table:table-cell>
        </table:table-row>
        <table:table-row table:style-name="ro1">
          <table:table-cell/>
          <table:table-cell table:formula="of:=INDEX(['file:///home/kyoshida/libo/contrib/test-files/calc/external-ref/extdata.ods'#$Data.$A$1:.$B$4];4;1)" office:value-type="string" office:string-value="C">
            <text:p>C</text:p>
          </table:table-cell>
          <table:table-cell table:formula="of:=INDEX(['file:///home/kyoshida/libo/contrib/test-files/calc/external-ref/extdata.ods'#$Data.$A$1:.$B$4];4;2)"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[.B12]=[.D12]" office:value-type="boolean" office:boolean-value="true">
            <text:p>TRUE</text:p>
          </table:table-cell>
          <table:table-cell table:formula="of:=[.C12]=[.E12]" office:value-type="boolean" office:boolean-value="true">
            <text:p>TRUE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2" office:value-type="string">
            <text:p>COUNTIF</text:p>
          </table:table-cell>
          <table:table-cell table:style-name="ce3" office:value-type="string" table:number-columns-spanned="2" table:number-rows-spanned="1">
            <text:p>Formula</text:p>
          </table:table-cell>
          <table:covered-table-cell/>
          <table:table-cell table:style-name="ce3" office:value-type="string" table:number-columns-spanned="2" table:number-rows-spanned="1">
            <text:p>Expected</text:p>
          </table:table-cell>
          <table:covered-table-cell/>
          <table:table-cell table:style-name="ce4" office:value-type="string" table:number-columns-spanned="2" table:number-rows-spanned="1">
            <text:p>Check</text:p>
          </table:table-cell>
          <table:covered-table-cell table:style-name="Default"/>
        </table:table-row>
        <table:table-row table:style-name="ro1">
          <table:table-cell/>
          <table:table-cell table:formula="of:=COUNTIF(['file:///home/kyoshida/libo/contrib/test-files/calc/external-ref/extdata.ods'#$Data.$A$2:.$A$4];&quot;A&quot;)" office:value-type="float" office:value="1">
            <text:p>1</text:p>
          </table:table-cell>
          <table:table-cell table:formula="of:=COUNTIF(['file:///home/kyoshida/libo/contrib/test-files/calc/external-ref/extdata.ods'#$Data.$B$2:.$B$4];['file:///home/kyoshida/libo/contrib/test-files/calc/external-ref/extdata.ods'#$Data.$C2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[.B15]=[.D15]" office:value-type="boolean" office:boolean-value="true">
            <text:p>TRUE</text:p>
          </table:table-cell>
          <table:table-cell table:formula="of:=[.C15]=[.E15]" office:value-type="boolean" office:boolean-value="true">
            <text:p>TRUE</text:p>
          </table:table-cell>
        </table:table-row>
        <table:table-row table:style-name="ro1">
          <table:table-cell/>
          <table:table-cell table:formula="of:=COUNTIF(['file:///home/kyoshida/libo/contrib/test-files/calc/external-ref/extdata.ods'#$Data.$A$2:.$A$4];&quot;B&quot;)" office:value-type="float" office:value="1">
            <text:p>1</text:p>
          </table:table-cell>
          <table:table-cell table:formula="of:=COUNTIF(['file:///home/kyoshida/libo/contrib/test-files/calc/external-ref/extdata.ods'#$Data.$B$2:.$B$4];['file:///home/kyoshida/libo/contrib/test-files/calc/external-ref/extdata.ods'#$Data.$C3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6]=[.D16]" office:value-type="boolean" office:boolean-value="true">
            <text:p>TRUE</text:p>
          </table:table-cell>
          <table:table-cell table:formula="of:=[.C16]=[.E16]" office:value-type="boolean" office:boolean-value="true">
            <text:p>TRUE</text:p>
          </table:table-cell>
        </table:table-row>
        <table:table-row table:style-name="ro1">
          <table:table-cell/>
          <table:table-cell table:formula="of:=COUNTIF(['file:///home/kyoshida/libo/contrib/test-files/calc/external-ref/extdata.ods'#$Data.$A$2:.$A$4];&quot;C&quot;)" office:value-type="float" office:value="1">
            <text:p>1</text:p>
          </table:table-cell>
          <table:table-cell table:formula="of:=COUNTIF(['file:///home/kyoshida/libo/contrib/test-files/calc/external-ref/extdata.ods'#$Data.$B$2:.$B$4];['file:///home/kyoshida/libo/contrib/test-files/calc/external-ref/extdata.ods'#$Data.$C4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17]=[.D17]" office:value-type="boolean" office:boolean-value="true">
            <text:p>TRUE</text:p>
          </table:table-cell>
          <table:table-cell table:formula="of:=[.C17]=[.E17]" office:value-type="boolean" office:boolean-value="true">
            <text:p>TRUE</text:p>
          </table:table-cell>
        </table:table-row>
      </table:table>
      <table:table table:name="Check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Function</text:p>
          </table:table-cell>
          <table:table-cell office:value-type="string">
            <text:p>Result</text:p>
          </table:table-cell>
          <table:table-cell/>
          <table:table-cell office:value-type="string">
            <text:p>PASS</text:p>
          </table:table-cell>
        </table:table-row>
        <table:table-row table:style-name="ro1">
          <table:table-cell office:value-type="string">
            <text:p>OFFSET</text:p>
          </table:table-cell>
          <table:table-cell table:formula="of:=COUNTIF([Formlua.F3:.G6];0)=0" office:value-type="boolean" office:boolean-value="true">
            <text:p>TRUE</text:p>
          </table:table-cell>
          <table:table-cell/>
          <table:table-cell office:value-type="string">
            <text:p>FAIL</text:p>
          </table:table-cell>
        </table:table-row>
        <table:table-row table:style-name="ro1">
          <table:table-cell office:value-type="string">
            <text:p>INDEX</text:p>
          </table:table-cell>
          <table:table-cell table:formula="of:=COUNTIF([Formlua.F9:.G12];0)=0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OUNTIF</text:p>
          </table:table-cell>
          <table:table-cell table:formula="of:=COUNTIF([Formlua.F15:.G17];0)=0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6" table:formula="of:=IF(COUNTIF([.B2:.B4];0)=0;&quot;PASS&quot;;&quot;FAIL&quot;)" office:value-type="string" office:string-value="PASS">
            <text:p>PASS</text:p>
          </table:table-cell>
          <table:table-cell table:number-columns-repeated="2"/>
        </table:table-row>
      </table:table>
      <table:table table:name="'file:///home/kyoshida/libo/contrib/test-files/calc/external-ref/extdata.ods'#Data" table:print="false" table:style-name="ta_extref">
        <table:table-source xlink:type="simple" xlink:href="../extdata.ods" table:table-name="Data" table:filter-name="calc8" table:mode="copy-results-only"/>
        <table:table-column table:number-columns-repeated="3"/>
        <table:table-row>
          <table:table-cell table:style-name="ce1" office:value-type="string">
            <text:p>Name</text:p>
          </table:table-cell>
          <table:table-cell table:style-name="ce1" office:value-type="string">
            <text:p>Value</text:p>
          </table:table-cell>
        </table:table-row>
        <table:table-row>
          <table:table-cell table:style-name="ce1" office:value-type="string">
            <text:p>A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lt;2</text:p>
          </table:table-cell>
        </table:table-row>
        <table:table-row>
          <table:table-cell table:style-name="ce1" office:value-type="string">
            <text:p>B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lt;3</text:p>
          </table:table-cell>
        </table:table-row>
        <table:table-row>
          <table:table-cell table:style-name="ce1" office:value-type="string">
            <text:p>C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lt;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stFailed" style:family="table-cell" style:parent-style-name="Default">
      <style:text-properties fo:color="#ff0000" fo:font-weight="bold" style:font-weight-asian="bold" style:font-weight-complex="bold"/>
    </style:style>
    <style:style style:name="TestPassed" style:family="table-cell" style:parent-style-name="Default">
      <style:text-properties fo:color="#008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16:2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0-08-12T12:26:00</meta:creation-date>
    <meta:generator>LibreOffice/3.4$Unix LibreOffice_project/300m103$Build-2</meta:generator>
    <dc:date>2011-05-04T16:23:02</dc:date>
    <dc:creator>Kohei Yoshida</dc:creator>
    <meta:editing-duration>PT50M39S</meta:editing-duration>
    <meta:editing-cycles>44</meta:editing-cycles>
    <meta:document-statistic meta:table-count="2" meta:cell-count="93" meta:object-count="0"/>
  </office:meta>
</office:document-meta>
</file>